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officeooo:rsid="000d815e" officeooo:paragraph-rsid="0011b0d7" style:font-weight-asian="normal" style:font-weight-complex="normal"/>
    </style:style>
    <style:style style:name="P2" style:family="paragraph" style:parent-style-name="Standard">
      <style:text-properties fo:font-weight="normal" officeooo:rsid="000c31a4" officeooo:paragraph-rsid="0011b0d7" style:font-weight-asian="normal" style:font-weight-complex="normal"/>
    </style:style>
    <style:style style:name="P3" style:family="paragraph" style:parent-style-name="Standard">
      <style:text-properties fo:font-weight="bold" officeooo:rsid="000a451b" officeooo:paragraph-rsid="0011b0d7" style:font-weight-asian="bold" style:font-weight-complex="bold"/>
    </style:style>
    <style:style style:name="P4" style:family="paragraph" style:parent-style-name="Standard">
      <style:text-properties fo:font-weight="bold" officeooo:rsid="000c31a4" officeooo:paragraph-rsid="0011b0d7" style:font-weight-asian="bold" style:font-weight-complex="bold"/>
    </style:style>
    <style:style style:name="P5" style:family="paragraph" style:parent-style-name="Standard">
      <style:text-properties fo:font-weight="bold" officeooo:rsid="000d815e" officeooo:paragraph-rsid="0011b0d7" style:font-weight-asian="bold" style:font-weight-complex="bold"/>
    </style:style>
    <style:style style:name="P6" style:family="paragraph" style:parent-style-name="Standard">
      <style:text-properties fo:font-weight="bold" officeooo:rsid="0013066b" officeooo:paragraph-rsid="0013066b" style:font-weight-asian="bold" style:font-weight-complex="bold"/>
    </style:style>
    <style:style style:name="P7" style:family="paragraph" style:parent-style-name="Standard">
      <style:text-properties fo:font-weight="normal" officeooo:rsid="0013066b" officeooo:paragraph-rsid="0013066b" style:font-weight-asian="normal" style:font-weight-complex="normal"/>
    </style:style>
    <style:style style:name="P8" style:family="paragraph" style:parent-style-name="Standard">
      <style:text-properties fo:font-weight="normal" officeooo:rsid="00147bb5" officeooo:paragraph-rsid="00147bb5" style:font-weight-asian="normal" style:font-weight-complex="normal"/>
    </style:style>
    <style:style style:name="P9" style:family="paragraph" style:parent-style-name="Standard">
      <style:text-properties fo:font-weight="bold" officeooo:rsid="00147bb5" officeooo:paragraph-rsid="00147bb5" style:font-weight-asian="bold" style:font-weight-complex="bold"/>
    </style:style>
    <style:style style:name="T1" style:family="text">
      <style:text-properties officeooo:rsid="000c31a4"/>
    </style:style>
    <style:style style:name="T2" style:family="text">
      <style:text-properties officeooo:rsid="000d815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UTSIDE CLASS</text:p>
      <text:p text:style-name="P3"/>
      <text:p text:style-name="P3">Week <text:span text:style-name="T1">1</text:span>:</text:p>
      <text:p text:style-name="P3"/>
      <text:p text:style-name="P2">I did nothing regarding the course. However, I started learning python which was mainly becuase of the motivation to learn new things I had gained in Tueday's class.</text:p>
      <text:p text:style-name="P2"/>
      <text:p text:style-name="P4">Week 2:</text:p>
      <text:p text:style-name="P4"/>
      <text:p text:style-name="P2">Our team (Me, Aravind, Naveen and Satyendar) discussed many ideas. However, we were unable to figure out any idea that was unique. Finally, we got an idea regarding which not much work had been done. <text:span text:style-name="T2">So, we decided to go ahead with the idea. I continued with my python course and continued to learn it. I also revised HTML and CSS concepts.</text:span></text:p>
      <text:p text:style-name="P2"/>
      <text:p text:style-name="P5">Week 3:</text:p>
      <text:p text:style-name="P5"/>
      <text:p text:style-name="P1">After a hefty discussion with sir, we had to dump that idea and move to a new idea. We thought about the possible features that can be inculcated in this idea. Also, we discussed about the possible technologies we should use. </text:p>
      <text:p text:style-name="P1">P.S.- Continuing with my python course.</text:p>
      <text:p text:style-name="P1"/>
      <text:p text:style-name="P6"/>
      <text:p text:style-name="P6">Week 4:</text:p>
      <text:p text:style-name="P6"/>
      <text:p text:style-name="P7">We uploaded all the backlogs that we have to cover during the development of our application on our team repo in Github. We also finalised upon the technologies that we would be using for our application. We started with the view of our application using HTML/CSS. We have almost completed the first page of our application.</text:p>
      <text:p text:style-name="P7"/>
      <text:p text:style-name="P9">Week 5:</text:p>
      <text:p text:style-name="P8"/>
      <text:p text:style-name="P8">We learnt how to make SRS. We also wrote down SRS for both the projects i.e, Passion project and Team project. We also wrote down the use cases, user stories and backlogs for both the projects i.e, Passion project and Team projec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5T15:57:16.837374980</meta:creation-date>
    <dc:date>2015-09-27T12:44:23.840440321</dc:date>
    <meta:editing-duration>PT8S</meta:editing-duration>
    <meta:editing-cycles>4</meta:editing-cycles>
    <meta:generator>LibreOffice/4.2.3.3$Linux_X86_64 LibreOffice_project/420m0$Build-3</meta:generator>
    <meta:document-statistic meta:table-count="0" meta:image-count="0" meta:object-count="0" meta:page-count="1" meta:paragraph-count="12" meta:word-count="247" meta:character-count="1374" meta:non-whitespace-character-count="1137"/>
  </office:meta>
</office:document-meta>
</file>